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Spell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irect bolt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nabeam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Manathurst now beam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Regen mana over tim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Absord damage into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Increases spellpow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4"/>
          <table:table-cell table:style-name="ce11"/>
          <table:table-cell table:style-name="ce14" office:value-type="string">
            <text:p>Lite the room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Fire damage zon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Sets a target on fire + some direct damage; bol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dditional fire melee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iery Shiel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On-hit fire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linding Ligh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Globe of light now blinds ennemi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heavy netherflame dama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Regen stamina over time; requires stamina poo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igs a wa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urrounds self with wall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Stone Wall to be targeted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irect bolt damage; repulse targe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tone Skin now also adds an on-hit nature damage shiel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fills stomach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irect cold damage, no bolt, freeze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dditional cold melee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repulsive wave of water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permanent ice storm around the cast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rge radius, low damage water attack; point blank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nature damage zone</text:p>
          </table:table-cell>
          <table:table-cell table:style-name="ce14" table:number-columns-repeated="1014"/>
        </table:table-row>
        <table:table-row table:style-name="ro1">
          <table:table-cell table:style-name="ce4"/>
          <table:table-cell table:style-name="ce8" office:value-type="string">
            <text:p>Lightning</text:p>
          </table:table-cell>
          <table:table-cell office:value-type="float" office:value="1">
            <text:p>1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direct bolt damage</text:p>
          </table:table-cell>
          <table:table-cell table:style-name="ce13" table:number-columns-repeated="1011"/>
          <table:table-cell table:number-columns-repeated="3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randomly hits surrounding ennemies with bolts of ligthning; no friendly fir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gen health over time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eal self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summons an annimal compagn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roots the target in place; can still range attack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argeted Heal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heal can now be targete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point blank short stun zone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onfuses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On-hit fear chanc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charges magical item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on condition trigger spe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teleport to last teleport loc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ispells al magical effects on target; can be self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duces talents cooldown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short range teleport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ong range telepor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blinks through wall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phase door &amp; teleprot to specify rough landing zon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to target teleport to an otehr act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recalls self to tow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recall to target an object to call it to inventor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ows recall to target actor to teleport to self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detects surrounding act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ense now allows to see invisble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sense ennemies min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identify a item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D all item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ee map surrounding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ee all map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eeds up self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essence of speed to be targeted and steals target's time to increase caster spee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1014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9])" office:value-type="float" office:value="85">
            <text:p>85</text:p>
          </table:table-cell>
          <table:table-cell table:number-columns-repeated="1021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Combos" table:style-name="ta1" table:print="false">
        <table:table-column table:style-name="co1" table:default-cell-style-name="ce5"/>
        <table:table-column table:style-name="co2" table:default-cell-style-name="ce6"/>
        <table:table-column table:style-name="co4" table:default-cell-style-name="ce10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Combo</text:p>
          </table:table-cell>
          <table:table-cell table:style-name="ce1" office:value-type="string">
            <text:p>Spells</text:p>
          </table:table-cell>
          <table:table-cell table:style-name="ce9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hatter</text:p>
          </table:table-cell>
          <table:table-cell table:style-name="ce7" office:value-type="string">
            <text:p>Freeze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Shatters the frozen target, instantly killing it</text:p>
          </table:table-cell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string">
            <text:p>Sustained</text:p>
          </table:table-cell>
          <table:table-cell table:style-name="ce14" table:number-columns-repeated="1017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string">
            <text:p>Sustaine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string">
            <text:p>Sustaine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string">
            <text:p>Sustain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string">
            <text:p>Sustain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string">
            <text:p>Sustaine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string">
            <text:p>Sustaine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string">
            <text:p>Pass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string">
            <text:p>Active</text:p>
          </table:table-cell>
          <table:table-cell table:style-name="ce14" table:number-columns-repeated="1017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string">
            <text:p>Sustain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string">
            <text:p>A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number-columns-repeated="1019"/>
        </table:table-row>
        <table:table-row table:style-name="ro1" table:number-rows-repeated="6547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1/12/2009</text:date>, <text:time>15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09-12-11T11:09:16</meta:creation-date>
    <dc:date>2009-12-11T14:32:57</dc:date>
    <dc:creator>Nicolas Casalini</dc:creator>
    <meta:editing-duration>PT03H23M42S</meta:editing-duration>
    <meta:editing-cycles>23</meta:editing-cycles>
    <meta:generator>OpenOffice.org/3.0$Linux OpenOffice.org_project/300m9$Build-9358</meta:generator>
    <meta:document-statistic meta:table-count="3" meta:cell-count="440" meta:object-count="0"/>
    <meta:user-defined meta:name="Info 1"/>
    <meta:user-defined meta:name="Info 2"/>
    <meta:user-defined meta:name="Info 3"/>
    <meta:user-defined meta:name="Info 4"/>
  </office:meta>
</office:document-meta>
</file>